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27000000EC000000F4C4A7276973613F21.svg" manifest:media-type="image/svg+xml"/>
  <manifest:file-entry manifest:full-path="Pictures/100003F9000000D8000000F46BB1B31119E6F78E.svg" manifest:media-type="image/svg+xml"/>
  <manifest:file-entry manifest:full-path="Pictures/10000201000000110000000CAFB70E86054687CC.png" manifest:media-type="image/png"/>
  <manifest:file-entry manifest:full-path="Pictures/100005B3000001B50000013C73862137042A4CE8.svg" manifest:media-type="image/svg+xml"/>
  <manifest:file-entry manifest:full-path="Pictures/100002010000000C000000096678CCAFAA66C267.png" manifest:media-type="image/png"/>
  <manifest:file-entry manifest:full-path="Pictures/1000053B00000137000000F44CB0C399AAB4C614.svg" manifest:media-type="image/svg+xml"/>
  <manifest:file-entry manifest:full-path="Pictures/10000523000000F8000000C7198F5C33A13781D0.svg" manifest:media-type="image/svg+xml"/>
  <manifest:file-entry manifest:full-path="Pictures/100005C6000001370000014CF62BACFA014DAAE4.svg" manifest:media-type="image/svg+xml"/>
  <manifest:file-entry manifest:full-path="Pictures/10000420000000FE000000817C7EF01021686A99.svg" manifest:media-type="image/svg+xml"/>
  <manifest:file-entry manifest:full-path="Pictures/10000000000001B2000001BA3FF385934176772A.pdf" manifest:media-type="application/pdf"/>
  <manifest:file-entry manifest:full-path="Pictures/100012220000040F000001A0E4C5E5D52E7B2578.svg" manifest:media-type="image/svg+xml"/>
  <manifest:file-entry manifest:full-path="Pictures/1000020100000009000000080CAE0A427FEC77E8.png" manifest:media-type="image/png"/>
  <manifest:file-entry manifest:full-path="Pictures/100002010000000900000008150AEFA31DBF9C33.png" manifest:media-type="image/png"/>
  <manifest:file-entry manifest:full-path="Pictures/10000000000001B2000001BA21412E3A9FB7DA3A.png" manifest:media-type="image/png"/>
  <manifest:file-entry manifest:full-path="Pictures/100002010000000C0000000DDB95D68B807F78A9.png" manifest:media-type="image/png"/>
  <manifest:file-entry manifest:full-path="Pictures/100002010000000A00000005AD21638A0241C828.png" manifest:media-type="image/png"/>
  <manifest:file-entry manifest:full-path="Pictures/10000201000000270000001041E55E44DF6EF73D.png" manifest:media-type="image/png"/>
  <manifest:file-entry manifest:full-path="Pictures/10000324000001180000009C5F9CF103F99D7B55.svg" manifest:media-type="image/svg+xml"/>
  <manifest:file-entry manifest:full-path="Pictures/100002010000000800000009CECB8081C8655ABA.png" manifest:media-type="image/png"/>
  <manifest:file-entry manifest:full-path="Pictures/100002010000000900000009C6EBD0897DAE97CD.png" manifest:media-type="image/png"/>
  <manifest:file-entry manifest:full-path="Pictures/100002010000000B00000006E7C45F82A7C08901.png" manifest:media-type="image/png"/>
  <manifest:file-entry manifest:full-path="Pictures/1000A90C0000541F00004F5A5192FB3F2AB2C1F5.svg" manifest:media-type="image/svg+xml"/>
  <manifest:file-entry manifest:full-path="Pictures/10000201000002D8000002AF6396E8C766AB9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4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0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19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6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29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0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2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12.781cm" fo:min-width="12.02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128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666666" fo:font-size="18pt" style:font-size-asian="18pt" style:font-size-complex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666666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fo:font-size="18pt" style:font-size-asian="18pt" style:font-size-complex="18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ffffff" style:text-position="-33% 58%"/>
    </style:style>
    <style:style style:name="T1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4.445cm" svg:x="4.74cm" svg:y="5.759cm">
          <text:p text:style-name="P1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5cm" svg:height="0.962cm" draw:transform="rotate (1.5707963267949) translate (3.797cm 9.094cm)">
          <draw:text-box>
            <text:p><text:span text:style-name="T3">genes</text:span></text:p>
          </draw:text-box>
        </draw:frame>
        <draw:frame draw:style-name="gr3" draw:text-style-name="P3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4" draw:text-style-name="P4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4" draw:text-style-name="P4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1" draw:text-style-name="P2" draw:layer="layout" svg:width="5.334cm" svg:height="4.445cm" svg:x="5.44cm" svg:y="22.995cm">
          <text:p text:style-name="P1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8" draw:text-style-name="P6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8" draw:text-style-name="P6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4" draw:text-style-name="P4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4" draw:text-style-name="P4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1" draw:text-style-name="P2" draw:layer="layout" svg:width="5.334cm" svg:height="4.445cm" svg:x="5.413cm" svg:y="29.341cm">
            <text:p text:style-name="P1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8" draw:text-style-name="P6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8" draw:text-style-name="P6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1" draw:text-style-name="P7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8" draw:layer="layout" svg:width="8.171cm" svg:height="8.549cm" svg:x="12.768cm" svg:y="23.947cm">
          <text:p text:style-name="P1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3" draw:id="id3" draw:layer="layout" svg:width="5.334cm" svg:height="4.445cm" svg:x="14.454cm" svg:y="26.945cm">
          <text:p text:style-name="P1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5" draw:text-style-name="P9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6" draw:text-style-name="P10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335cm" svg:height="0.962cm" draw:transform="rotate (1.5707963267949) translate (12.325cm 8.947cm)">
          <draw:text-box>
            <text:p><text:span text:style-name="T8">genes</text:span></text:p>
          </draw:text-box>
        </draw:frame>
        <draw:frame draw:style-name="gr18" draw:text-style-name="P11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19" draw:text-style-name="P8" draw:layer="layout" svg:width="10.541cm" svg:height="7.112cm" svg:x="11.671cm" svg:y="3.292cm">
          <text:p text:style-name="P1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xml:id="id6" draw:id="id6" draw:layer="layout" svg:width="4.518cm" svg:height="1.524cm" svg:x="17.075cm" svg:y="7.12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51cm" svg:height="0.962cm" svg:x="17.811cm" svg:y="6.213cm">
          <draw:text-box>
            <text:p><text:span text:style-name="T3">conditions</text:span></text:p>
          </draw:text-box>
        </draw:frame>
        <draw:frame draw:style-name="gr21" draw:text-style-name="P3" draw:layer="layout" svg:width="1.548cm" svg:height="0.962cm" draw:transform="rotate (1.5707963267949) translate (16.116cm 8.6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2" draw:text-style-name="P13" draw:layer="layout" svg:width="0.889cm" svg:height="0.713cm" svg:x="15.274cm" svg:y="7.58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150AEFA31DBF9C33.png" xlink:type="simple" xlink:show="embed" xlink:actuate="onLoad" loext:mime-type="image/png"/>
          </draw:frame>
        </draw:g>
        <draw:g>
          <svg:title>TexMaths</svg:title>
          <svg:desc>36§display§\sim§svg§600§TRUE§</svg:desc>
          <draw:frame draw:style-name="gr22" draw:text-style-name="P13" draw:layer="layout" svg:width="0.911cm" svg:height="0.461cm" svg:x="10.343cm" svg:y="7.539cm">
            <draw:image xlink:href="Pictures/10000420000000FE000000817C7EF01021686A99.svg" xlink:type="simple" xlink:show="embed" xlink:actuate="onLoad" loext:mime-type="image/svg+xml">
              <text:p/>
            </draw:image>
            <draw:image xlink:href="Pictures/100002010000000A00000005AD21638A0241C828.png" xlink:type="simple" xlink:show="embed" xlink:actuate="onLoad" loext:mime-type="image/png"/>
          </draw:frame>
        </draw:g>
        <draw:custom-shape draw:style-name="gr23" draw:text-style-name="P10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.615cm" svg:height="0.962cm" draw:transform="rotate (1.5707963267949) translate (1.9cm 17.302cm)">
          <draw:text-box>
            <text:p><text:span text:style-name="T8">LVs</text:span></text:p>
          </draw:text-box>
        </draw:frame>
        <draw:frame draw:style-name="gr17" draw:text-style-name="P11" xml:id="id2" draw:id="id2" draw:layer="layout" svg:width="2.335cm" svg:height="0.962cm" svg:x="2.711cm" svg:y="12.53cm">
          <draw:text-box>
            <text:p><text:span text:style-name="T8">genes</text:span></text:p>
          </draw:text-box>
        </draw:frame>
        <draw:custom-shape draw:style-name="gr24" draw:text-style-name="P10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2.051cm" svg:height="0.962cm" svg:x="9.09cm" svg:y="12.58cm">
          <draw:text-box>
            <text:p><text:span text:style-name="T8">traits</text:span></text:p>
          </draw:text-box>
        </draw:frame>
        <draw:frame draw:style-name="gr17" draw:text-style-name="P11" draw:layer="layout" svg:width="2.335cm" svg:height="0.962cm" draw:transform="rotate (1.5707963267949) translate (5.818cm 17.64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22" draw:text-style-name="P13" draw:layer="layout" svg:width="0.889cm" svg:height="0.713cm" svg:x="5.049cm" svg:y="16.15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0CAE0A427FEC77E8.png" xlink:type="simple" xlink:show="embed" xlink:actuate="onLoad" loext:mime-type="image/png"/>
          </draw:frame>
        </draw:g>
        <draw:g>
          <svg:title>TexMaths</svg:title>
          <svg:desc>36§display§=§svg§600§FALSE§</svg:desc>
          <draw:frame draw:style-name="gr22" draw:text-style-name="P13" draw:layer="layout" svg:width="1.004cm" svg:height="0.558cm" svg:x="13.862cm" svg:y="16.273cm">
            <draw:image xlink:href="Pictures/10000324000001180000009C5F9CF103F99D7B55.svg" xlink:type="simple" xlink:show="embed" xlink:actuate="onLoad" loext:mime-type="image/svg+xml">
              <text:p/>
            </draw:image>
            <draw:image xlink:href="Pictures/100002010000000B00000006E7C45F82A7C08901.png" xlink:type="simple" xlink:show="embed" xlink:actuate="onLoad" loext:mime-type="image/png"/>
          </draw:frame>
        </draw:g>
        <draw:custom-shape draw:style-name="gr26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7" draw:text-style-name="P16" xml:id="id5" draw:id="id5" draw:layer="layout" svg:width="2.233cm" svg:height="1.188cm" svg:x="18.221cm" svg:y="12.43cm">
          <draw:text-box>
            <text:p><text:span text:style-name="T11">traits</text:span></text:p>
          </draw:text-box>
        </draw:frame>
        <draw:frame draw:style-name="gr28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29" draw:text-style-name="P7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29" draw:text-style-name="P7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0" draw:text-style-name="P7" draw:layer="layout" svg:x1="19.337cm" svg:y1="12.43cm" svg:x2="19.334cm" svg:y2="8.653cm" draw:start-shape="id5" draw:start-glue-point="0" draw:end-shape="id6" draw:end-glue-point="2" svg:d="M19337 12430v-1882h-3v-1895" svg:viewBox="0 0 4 3778">
          <text:p/>
        </draw:connector>
        <draw:custom-shape draw:style-name="gr31" draw:text-style-name="P17" xml:id="id7" draw:id="id7" draw:layer="layout" svg:width="6.68cm" svg:height="0.127cm" svg:x="15.919cm" svg:y="14.826cm">
          <text:p/>
          <draw:enhanced-geometry svg:viewBox="0 0 21600 21600" draw:type="rectangle" draw:enhanced-path="M 0 0 L 21600 0 21600 21600 0 21600 0 0 Z N"/>
        </draw:custom-shape>
        <draw:connector draw:style-name="gr32" draw:text-style-name="P7" draw:layer="layout" draw:line-skew="0.567cm" svg:x1="26.781cm" svg:y1="27.721cm" svg:x2="22.599cm" svg:y2="14.889cm" draw:end-shape="id7" draw:end-glue-point="1" svg:d="M26781 27721h-1274v-12832h-2908" svg:viewBox="0 0 4183 12833">
          <text:p/>
        </draw:connector>
        <draw:frame draw:style-name="gr33" draw:text-style-name="P7" draw:layer="layout" svg:width="14.303cm" svg:height="13.404cm" svg:x="26.781cm" svg:y="21.019cm">
          <draw:image xlink:href="Pictures/1000A90C0000541F00004F5A5192FB3F2AB2C1F5.svg" xlink:type="simple" xlink:show="embed" xlink:actuate="onLoad" loext:mime-type="image/svg+xml">
            <text:p/>
          </draw:image>
          <draw:image xlink:href="Pictures/10000201000002D8000002AF6396E8C766AB95A9.png" xlink:type="simple" xlink:show="embed" xlink:actuate="onLoad" loext:mime-type="image/png"/>
        </draw:frame>
        <draw:g xml:id="id9" draw:id="id9">
          <draw:frame draw:style-name="gr33" draw:text-style-name="P7" draw:layer="layout" svg:width="11.541cm" svg:height="11.722cm" svg:x="28.282cm" svg:y="4.302cm">
            <draw:image xlink:href="Pictures/10000000000001B2000001BA3FF385934176772A.pdf" xlink:type="simple" xlink:show="embed" xlink:actuate="onLoad" loext:mime-type="application/pdf">
              <text:p/>
            </draw:image>
            <draw:image xlink:href="Pictures/10000000000001B2000001BA21412E3A9FB7DA3A.png" xlink:type="simple" xlink:show="embed" xlink:actuate="onLoad" loext:mime-type="image/png"/>
          </draw:frame>
          <draw:custom-shape draw:style-name="gr34" draw:text-style-name="P8" draw:layer="layout" svg:width="12.573cm" svg:height="13.081cm" svg:x="27.647cm" svg:y="3.159cm">
            <text:p text:style-name="P1">External dat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18" xml:id="id8" draw:id="id8" draw:layer="layout" svg:width="6.628cm" svg:height="1.825cm" svg:x="30.619cm" svg:y="17.599cm">
          <draw:text-box>
            <text:p text:style-name="P13"><text:span text:style-name="T12">M</text:span><text:span text:style-name="T13">LV603</text:span><text:span text:style-name="T14"> </text:span>also associated<text:line-break/>with neutrophil counts</text:p>
          </draw:text-box>
        </draw:frame>
        <draw:connector draw:style-name="gr32" draw:text-style-name="P7" draw:layer="layout" svg:x1="33.932cm" svg:y1="21.019cm" svg:x2="33.933cm" svg:y2="19.424cm" draw:end-shape="id8" draw:end-glue-point="2" svg:d="M33932 21019v-547h1v-1048" svg:viewBox="0 0 2 1596">
          <text:p/>
        </draw:connector>
        <draw:connector draw:style-name="gr36" draw:text-style-name="P7" draw:layer="layout" svg:x1="33.933cm" svg:y1="17.599cm" svg:x2="33.933cm" svg:y2="16.24cm" draw:start-shape="id8" draw:start-glue-point="0" draw:end-shape="id9" svg:d="M33933 17599v-1359" svg:viewBox="0 0 1 1360">
          <text:p/>
        </draw:connector>
        <draw:g>
          <svg:title>TexMaths</svg:title>
          <svg:desc>18§display§\hat{\mathbf{M}}_{\mathrm{LV603}}§svg§600§FALSE§</svg:desc>
          <draw:frame draw:style-name="gr37" draw:text-style-name="P7" draw:layer="layout" svg:width="1.868cm" svg:height="0.747cm" svg:x="30.628cm" svg:y="17.61cm">
            <draw:image xlink:href="Pictures/100012220000040F000001A0E4C5E5D52E7B2578.svg" xlink:type="simple" xlink:show="embed" xlink:actuate="onLoad" loext:mime-type="image/svg+xml">
              <text:p/>
            </draw:image>
            <draw:image xlink:href="Pictures/10000201000000270000001041E55E44DF6EF73D.png" xlink:type="simple" xlink:show="embed" xlink:actuate="onLoad" loext:mime-type="image/png"/>
          </draw:frame>
        </draw:g>
        <draw:g>
          <svg:title>TexMaths</svg:title>
          <svg:desc>18§display§\hat{\mathbf{M}}_{\mathrm{LV603}}§svg§600§FALSE§</svg:desc>
          <draw:frame draw:style-name="gr37" draw:text-style-name="P7" draw:layer="layout" svg:width="1.868cm" svg:height="0.747cm" svg:x="23.135cm" svg:y="13.842cm">
            <draw:image xlink:href="Pictures/100012220000040F000001A0E4C5E5D52E7B2578.svg" xlink:type="simple" xlink:show="embed" xlink:actuate="onLoad" loext:mime-type="image/svg+xml">
              <text:p/>
            </draw:image>
            <draw:image xlink:href="Pictures/10000201000000270000001041E55E44DF6EF73D.png" xlink:type="simple" xlink:show="embed" xlink:actuate="onLoad" loext:mime-type="image/png"/>
          </draw:frame>
        </draw:g>
        <draw:g>
          <svg:title>TexMaths</svg:title>
          <svg:desc>26§display§\hat{\mathbf{M}}§svg§600§FALSE§</svg:desc>
          <draw:frame draw:style-name="gr37" draw:text-style-name="P7" draw:layer="layout" svg:width="0.806cm" svg:height="0.861cm" svg:x="18.837cm" svg:y="15.352cm">
            <draw:image xlink:href="Pictures/100005C6000001370000014CF62BACFA014DAAE4.svg" xlink:type="simple" xlink:show="embed" xlink:actuate="onLoad" loext:mime-type="image/svg+xml">
              <text:p/>
            </draw:image>
            <draw:image xlink:href="Pictures/100002010000000C0000000DDB95D68B807F78A9.png" xlink:type="simple" xlink:show="embed" xlink:actuate="onLoad" loext:mime-type="image/png"/>
          </draw:frame>
        </draw:g>
        <draw:g>
          <svg:title>TexMaths</svg:title>
          <svg:desc>26§display§\mathbf{M}§svg§600§FALSE§</svg:desc>
          <draw:frame draw:style-name="gr37" draw:text-style-name="P7" draw:layer="layout" svg:width="0.806cm" svg:height="0.632cm" svg:x="9.712cm" svg:y="16.164cm">
            <draw:image xlink:href="Pictures/1000053B00000137000000F44CB0C399AAB4C614.svg" xlink:type="simple" xlink:show="embed" xlink:actuate="onLoad" loext:mime-type="image/svg+xml">
              <text:p/>
            </draw:image>
            <draw:image xlink:href="Pictures/100002010000000C000000096678CCAFAA66C267.png" xlink:type="simple" xlink:show="embed" xlink:actuate="onLoad" loext:mime-type="image/png"/>
          </draw:frame>
        </draw:g>
        <draw:g>
          <svg:title>TexMaths</svg:title>
          <svg:desc>26§display§\mathbf{Z}^{\top}§svg§600§FALSE§</svg:desc>
          <draw:frame draw:style-name="gr37" draw:text-style-name="P7" draw:layer="layout" svg:width="1.134cm" svg:height="0.819cm" svg:x="3.311cm" svg:y="16.085cm">
            <draw:image xlink:href="Pictures/100005B3000001B50000013C73862137042A4CE8.svg" xlink:type="simple" xlink:show="embed" xlink:actuate="onLoad" loext:mime-type="image/svg+xml">
              <text:p/>
            </draw:image>
            <draw:image xlink:href="Pictures/10000201000000110000000CAFB70E86054687CC.png" xlink:type="simple" xlink:show="embed" xlink:actuate="onLoad" loext:mime-type="image/png"/>
          </draw:frame>
        </draw:g>
        <draw:g>
          <svg:title>TexMaths</svg:title>
          <svg:desc>26§display§\mathbf{Z}^{\top}§svg§600§FALSE§</svg:desc>
          <draw:frame draw:style-name="gr37" draw:text-style-name="P7" draw:layer="layout" svg:width="1.134cm" svg:height="0.819cm" svg:x="3.311cm" svg:y="16.086cm">
            <draw:image xlink:href="Pictures/100005B3000001B50000013C73862137042A4CE8.svg" xlink:type="simple" xlink:show="embed" xlink:actuate="onLoad" loext:mime-type="image/svg+xml">
              <text:p/>
            </draw:image>
            <draw:image xlink:href="Pictures/10000201000000110000000CAFB70E86054687CC.png" xlink:type="simple" xlink:show="embed" xlink:actuate="onLoad" loext:mime-type="image/png"/>
          </draw:frame>
        </draw:g>
        <draw:g>
          <svg:title>TexMaths</svg:title>
          <svg:desc>20§display§\mathbf{B}§svg§600§FALSE§</svg:desc>
          <draw:frame draw:style-name="gr37" draw:text-style-name="P7" draw:layer="layout" svg:width="0.47cm" svg:height="0.486cm" svg:x="19.099cm" svg:y="7.648cm">
            <draw:image xlink:href="Pictures/10000427000000EC000000F4C4A7276973613F21.svg" xlink:type="simple" xlink:show="embed" xlink:actuate="onLoad" loext:mime-type="image/svg+xml">
              <text:p/>
            </draw:image>
            <draw:image xlink:href="Pictures/100002010000000900000009C6EBD0897DAE97CD.png" xlink:type="simple" xlink:show="embed" xlink:actuate="onLoad" loext:mime-type="image/png"/>
          </draw:frame>
        </draw:g>
        <draw:g>
          <svg:title>TexMaths</svg:title>
          <svg:desc>20§display§\mathbf{Z}§svg§600§FALSE§</svg:desc>
          <draw:frame draw:style-name="gr37" draw:text-style-name="P7" draw:layer="layout" svg:width="0.43cm" svg:height="0.486cm" svg:x="13.941cm" svg:y="7.684cm">
            <draw:image xlink:href="Pictures/100003F9000000D8000000F46BB1B31119E6F78E.svg" xlink:type="simple" xlink:show="embed" xlink:actuate="onLoad" loext:mime-type="image/svg+xml">
              <text:p/>
            </draw:image>
            <draw:image xlink:href="Pictures/100002010000000800000009CECB8081C8655ABA.png" xlink:type="simple" xlink:show="embed" xlink:actuate="onLoad" loext:mime-type="image/png"/>
          </draw:frame>
        </draw:g>
        <draw:g>
          <svg:title>TexMaths</svg:title>
          <svg:desc>26§display§\mathbf{M}§svg§600§FALSE§</svg:desc>
          <draw:frame draw:style-name="gr37" draw:text-style-name="P7" draw:layer="layout" svg:width="0.806cm" svg:height="0.632cm" svg:x="16.718cm" svg:y="28.178cm">
            <draw:image xlink:href="Pictures/1000053B00000137000000F44CB0C399AAB4C614.svg" xlink:type="simple" xlink:show="embed" xlink:actuate="onLoad" loext:mime-type="image/svg+xml">
              <text:p/>
            </draw:image>
            <draw:image xlink:href="Pictures/100002010000000C000000096678CCAFAA66C267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4:05:59.815554542</meta:creation-date>
    <dc:date>2020-10-21T18:35:24.147532680</dc:date>
    <meta:editing-duration>PT7H19M27S</meta:editing-duration>
    <meta:editing-cycles>104</meta:editing-cycles>
    <meta:generator>LibreOffice/6.4.6.2$Linux_X86_64 LibreOffice_project/40$Build-2</meta:generator>
    <meta:document-statistic meta:object-count="8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\usepackage{sfmath}§</meta:user-defined>
  </office:meta>
</office:document-meta>
</file>